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189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.45pt"/>
    </style:style>
    <style:style style:name="co5" style:family="table-column">
      <style:table-column-properties fo:break-before="auto" style:column-width="34.44pt"/>
    </style:style>
    <style:style style:name="co6" style:family="table-column">
      <style:table-column-properties fo:break-before="auto" style:column-width="43.34pt"/>
    </style:style>
    <style:style style:name="co7" style:family="table-column">
      <style:table-column-properties fo:break-before="auto" style:column-width="67.24pt"/>
    </style:style>
    <style:style style:name="co8" style:family="table-column">
      <style:table-column-properties fo:break-before="auto" style:column-width="65pt"/>
    </style:style>
    <style:style style:name="co9" style:family="table-column">
      <style:table-column-properties fo:break-before="auto" style:column-width="28.91pt"/>
    </style:style>
    <style:style style:name="co10" style:family="table-column">
      <style:table-column-properties fo:break-before="auto" style:column-width="3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dddddd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office:value-type="string" calcext:value-type="string">
            <text:p>pictur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level</text:p>
          </table:table-cell>
          <table:table-cell office:value-type="string" calcext:value-type="string">
            <text:p>sublevel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damage min</text:p>
          </table:table-cell>
          <table:table-cell table:style-name="ce1" office:value-type="string" calcext:value-type="string">
            <text:p>damage max</text:p>
          </table:table-cell>
          <table:table-cell office:value-type="string" calcext:value-type="string">
            <text:p>attack typ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peed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size</text:p>
          </table:table-cell>
          <table:table-cell table:style-name="ce1" office:value-type="string" calcext:value-type="string">
            <text:p>cost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Pikeman</text:p>
          </table:table-cell>
          <table:table-cell office:value-type="string" calcext:value-type="string">
            <text:p>h6_unit_Haven_1a_Sentinel.png</text:p>
          </table:table-cell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Halberdier</text:p>
          </table:table-cell>
          <table:table-cell office:value-type="string" calcext:value-type="string">
            <text:p>h6_unit_Haven_1b_Praetorian.png</text:p>
          </table:table-cell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h6_unit_Haven_2a_Crossbowman.png</text:p>
          </table:table-cell>
          <table:table-cell office:value-type="string" calcext:value-type="string">
            <text:p>Cas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TAN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Marksman</text:p>
          </table:table-cell>
          <table:table-cell office:value-type="string" calcext:value-type="string">
            <text:p>h6_unit_Haven_2b_Marksman.png</text:p>
          </table:table-cell>
          <table:table-cell office:value-type="string" calcext:value-type="string">
            <text:p>Cas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TAN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h6_unit_Haven_3a_Sister.png</text:p>
          </table:table-cell>
          <table:table-cell office:value-type="string" calcext:value-type="string">
            <text:p>Ca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LEE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Royal Griffin</text:p>
          </table:table-cell>
          <table:table-cell office:value-type="string" calcext:value-type="string">
            <text:p>h6_unit_Haven_3b_Vestal.png</text:p>
          </table:table-cell>
          <table:table-cell office:value-type="string" calcext:value-type="string">
            <text:p>Ca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LEE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Swordsman</text:p>
          </table:table-cell>
          <table:table-cell office:value-type="string" calcext:value-type="string">
            <text:p>h6_unit_Haven_4a_Griffin.png</text:p>
          </table:table-cell>
          <table:table-cell office:value-type="string" calcext:value-type="string">
            <text:p>Cas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LE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rusader</text:p>
          </table:table-cell>
          <table:table-cell office:value-type="string" calcext:value-type="string">
            <text:p>h6_unit_Haven_4b_Imperial_Griffin.png</text:p>
          </table:table-cell>
          <table:table-cell office:value-type="string" calcext:value-type="string">
            <text:p>Cas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LEE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h6_unit_Haven_5a_Radiant_Glory.png</text:p>
          </table:table-cell>
          <table:table-cell office:value-type="string" calcext:value-type="string">
            <text:p>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TANT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Zealot</text:p>
          </table:table-cell>
          <table:table-cell office:value-type="string" calcext:value-type="string">
            <text:p>h6_unit_Haven_5b_Blazing_Glory.png</text:p>
          </table:table-cell>
          <table:table-cell office:value-type="string" calcext:value-type="string">
            <text:p>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TANT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h6_unit_Haven_6a_Sun_Rider.png</text:p>
          </table:table-cell>
          <table:table-cell office:value-type="string" calcext:value-type="string">
            <text:p>Cas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LE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h6_unit_Haven_6b_Sun_Crusader.png</text:p>
          </table:table-cell>
          <table:table-cell office:value-type="string" calcext:value-type="string">
            <text:p>Cas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LEE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6_unit_Haven_7a_Seraph.png</text:p>
          </table:table-cell>
          <table:table-cell office:value-type="string" calcext:value-type="string">
            <text:p>Cas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MELE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h6_unit_Haven_7b_Celestial.png</text:p>
          </table:table-cell>
          <table:table-cell office:value-type="string" calcext:value-type="string">
            <text:p>Cas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MELEE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h6_unit_Inferno_1a_Maniac.png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E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Familiar</text:p>
          </table:table-cell>
          <table:table-cell office:value-type="string" calcext:value-type="string">
            <text:p>h6_unit_Inferno_1b_Demented.png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E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h6_unit_Inferno_2a_Hell_Hound.png</text:p>
          </table:table-cell>
          <table:table-cell office:value-type="string" calcext:value-type="string">
            <text:p>Infer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h6_unit_Inferno_2b_Cerberus.png</text:p>
          </table:table-cell>
          <table:table-cell office:value-type="string" calcext:value-type="string">
            <text:p>Infer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Hound</text:p>
          </table:table-cell>
          <table:table-cell office:value-type="string" calcext:value-type="string">
            <text:p>h6_unit_Inferno_3a_Succubus.png</text:p>
          </table:table-cell>
          <table:table-cell office:value-type="string" calcext:value-type="string">
            <text:p>Infer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LEE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erberus</text:p>
          </table:table-cell>
          <table:table-cell office:value-type="string" calcext:value-type="string">
            <text:p>h6_unit_Inferno_3b_Lilim.png</text:p>
          </table:table-cell>
          <table:table-cell office:value-type="string" calcext:value-type="string">
            <text:p>Infer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LE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h6_unit_Inferno_4a_Breeder.png</text:p>
          </table:table-cell>
          <table:table-cell office:value-type="string" calcext:value-type="string">
            <text:p>Infer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LE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Horned Demon</text:p>
          </table:table-cell>
          <table:table-cell office:value-type="string" calcext:value-type="string">
            <text:p>h6_unit_Inferno_4b_Breeder_Mother.png</text:p>
          </table:table-cell>
          <table:table-cell office:value-type="string" calcext:value-type="string">
            <text:p>Infer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LEE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Pit Fiend</text:p>
          </table:table-cell>
          <table:table-cell office:value-type="string" calcext:value-type="string">
            <text:p>h6_unit_Inferno_5a_Tormentor.png</text:p>
          </table:table-cell>
          <table:table-cell office:value-type="string" calcext:value-type="string">
            <text:p>Infe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LEE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Pit Lord</text:p>
          </table:table-cell>
          <table:table-cell office:value-type="string" calcext:value-type="string">
            <text:p>h6_unit_Inferno_5b_Lacerator.png</text:p>
          </table:table-cell>
          <table:table-cell office:value-type="string" calcext:value-type="string">
            <text:p>Infer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LEE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Efreet</text:p>
          </table:table-cell>
          <table:table-cell office:value-type="string" calcext:value-type="string">
            <text:p>h6_unit_Inferno_6a_Juggernaut.png</text:p>
          </table:table-cell>
          <table:table-cell office:value-type="string" calcext:value-type="string">
            <text:p>Infer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LEE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Efreet Sultan</text:p>
          </table:table-cell>
          <table:table-cell office:value-type="string" calcext:value-type="string">
            <text:p>h6_unit_Inferno_6b_Ravager.png</text:p>
          </table:table-cell>
          <table:table-cell office:value-type="string" calcext:value-type="string">
            <text:p>Infer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LEE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h6_unit_Inferno_7a_Pit_Fiend.png</text:p>
          </table:table-cell>
          <table:table-cell office:value-type="string" calcext:value-type="string">
            <text:p>Infe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LEE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rch Devil</text:p>
          </table:table-cell>
          <table:table-cell office:value-type="string" calcext:value-type="string">
            <text:p>h6_unit_Inferno_7b_Pit_Lord.png</text:p>
          </table:table-cell>
          <table:table-cell office:value-type="string" calcext:value-type="string">
            <text:p>Infer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LEE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h6_unit_Necropolis_1a_Skeleton.png</text:p>
          </table:table-cell>
          <table:table-cell office:value-type="string" calcext:value-type="string">
            <text:p>Necropo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Skeleton Warrior</text:p>
          </table:table-cell>
          <table:table-cell office:value-type="string" calcext:value-type="string">
            <text:p>h6_unit_Necropolis_1b_Skeletal_Spearman.png</text:p>
          </table:table-cell>
          <table:table-cell office:value-type="string" calcext:value-type="string">
            <text:p>Necropol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Walking Dead</text:p>
          </table:table-cell>
          <table:table-cell office:value-type="string" calcext:value-type="string">
            <text:p>h6_unit_Necropolis_2a_Ghoul.png</text:p>
          </table:table-cell>
          <table:table-cell office:value-type="string" calcext:value-type="string">
            <text:p>Necropol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h6_unit_Necropolis_2b_Ravenous_Ghoul.png</text:p>
          </table:table-cell>
          <table:table-cell office:value-type="string" calcext:value-type="string">
            <text:p>Necropol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Wight</text:p>
          </table:table-cell>
          <table:table-cell office:value-type="string" calcext:value-type="string">
            <text:p>h6_unit_Necropolis_3a_Ghost.png</text:p>
          </table:table-cell>
          <table:table-cell office:value-type="string" calcext:value-type="string">
            <text:p>Necropol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LE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Wraith</text:p>
          </table:table-cell>
          <table:table-cell office:value-type="string" calcext:value-type="string">
            <text:p>h6_unit_Necropolis_3b_Specter.png</text:p>
          </table:table-cell>
          <table:table-cell office:value-type="string" calcext:value-type="string">
            <text:p>Necropol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LE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Vampire</text:p>
          </table:table-cell>
          <table:table-cell office:value-type="string" calcext:value-type="string">
            <text:p>h6_unit_Necropolis_4a_Lich.png</text:p>
          </table:table-cell>
          <table:table-cell office:value-type="string" calcext:value-type="string">
            <text:p>Necropol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LEE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Vampire Lord</text:p>
          </table:table-cell>
          <table:table-cell office:value-type="string" calcext:value-type="string">
            <text:p>h6_unit_Necropolis_4b_Archlich.png</text:p>
          </table:table-cell>
          <table:table-cell office:value-type="string" calcext:value-type="string">
            <text:p>Necropol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LEE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Lich</text:p>
          </table:table-cell>
          <table:table-cell office:value-type="string" calcext:value-type="string">
            <text:p>h6_unit_Necropolis_5a_Lamasu.png</text:p>
          </table:table-cell>
          <table:table-cell office:value-type="string" calcext:value-type="string">
            <text:p>Necropol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TANT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Power Lich</text:p>
          </table:table-cell>
          <table:table-cell office:value-type="string" calcext:value-type="string">
            <text:p>h6_unit_Necropolis_5b_Putrid_Lamasu.png</text:p>
          </table:table-cell>
          <table:table-cell office:value-type="string" calcext:value-type="string">
            <text:p>Necropol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TANT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Black Knight</text:p>
          </table:table-cell>
          <table:table-cell office:value-type="string" calcext:value-type="string">
            <text:p>h6_unit_Necropolis_6a_Vampire.png</text:p>
          </table:table-cell>
          <table:table-cell office:value-type="string" calcext:value-type="string">
            <text:p>Necropol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LEE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Dread Knight</text:p>
          </table:table-cell>
          <table:table-cell office:value-type="string" calcext:value-type="string">
            <text:p>h6_unit_Necropolis_6b_Vampire_Lord.png</text:p>
          </table:table-cell>
          <table:table-cell office:value-type="string" calcext:value-type="string">
            <text:p>Necropol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LEE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Bone Dragon</text:p>
          </table:table-cell>
          <table:table-cell office:value-type="string" calcext:value-type="string">
            <text:p>h6_unit_Necropolis_7a_Fate_Spinner.png</text:p>
          </table:table-cell>
          <table:table-cell office:value-type="string" calcext:value-type="string">
            <text:p>Necropol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LEE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Ghost Dragon</text:p>
          </table:table-cell>
          <table:table-cell office:value-type="string" calcext:value-type="string">
            <text:p>h6_unit_Necropolis_7b_Fate_Weaver.png</text:p>
          </table:table-cell>
          <table:table-cell office:value-type="string" calcext:value-type="string">
            <text:p>Necropol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LEE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ntaur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ntaur Captai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9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war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2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attle_Dwarf Battle Dwar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ood_Elf Wood El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and_Elf Grand El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egasus Pegasus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ilver_Pegasus Silver Pegasus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2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endroid_Guard Dendroid Guard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3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endroid_Soldier Dendroid Soldier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Unicorn Unicor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8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ar_Unicorn War Unicor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9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een_Dragon Green Drago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2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ld_Dragon Gold Drago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4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emlin Gremli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ster_Gremlin Master Gremli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tone_Gargoyle Stone Gargoyl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bsidian_Gargoyle Obsidian Gargoyl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9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tone_Golem Stone Golem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Iron_Golem Iron Golem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ge Mag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rch_Mage Arch Mag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enie Geni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5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ster_Genie Master Geni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Naga Naga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Naga_Queen Naga Quee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iant Giant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itan Tita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5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roglodyte Troglodyt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Infernal_Troglodyte Infernal Troglodyt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6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arpy Harpy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arpy_Hag Harpy Hag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eholder Beholder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vil_Eye Evil Ey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8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edusa Medusa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edusa_Queen Medusa Queen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inotaur Minotaur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inotaur_King Minotaur King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5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nticore Manticor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8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corpicore Scorpicor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0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ed_Dragon Red Dragon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2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lack_Dragon Black Dragon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4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blin Goblin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obgoblin Hobgoblin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olf_Rider Wolf Rider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olf_Raider Wolf Raider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rc Orc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rc_Chieftain Orc Chieftain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6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gre Ogre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gre_Mage Ogre Mage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oc Roc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hunderbird Thunderbird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7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yclops Cyclops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yclops_King Cyclops King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ehemoth Behemoth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ncient_Behemoth Ancient Behemoth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3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noll Gnoll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noll_Marauder Gnoll Marauder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Lizardman Lizardma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Lizard_Warrior Lizard Warrior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erpent_Fly Serpent Fly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22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ragon_Fly Dragon Fly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2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asilisk Basilisk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eater_Basilisk Greater Basilisk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rgon Gorgo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5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ighty_Gorgon Mighty Gorgo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yvern Wyver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8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yvern_Monarch Wyvern Monarch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ydra Hydra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haos_Hydra Chaos Hydra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3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ixie Pixie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prite Sprite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ir_Elemental Air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torm_Elemental Storm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ater_Elemental Water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Ice_Elemental Ice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Fire_Elemental Fire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nergy_Elemental Energy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arth_Elemental Earth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gma_Elemental Magma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sychic_Elemental Psychic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gic_Elemental Magic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Firebird Firebird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1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hoenix Phoenix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2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easant Peasant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alfling Halfling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oar Boar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ummy Mummy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ogue Rogue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Nomad Noma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harpshooter Sharpshooter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ld_Golem Gold Golem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iamond_Golem Diamond Golem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roll Trol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nchanter Enchanter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Faerie_Dragon Faerie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10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ust_Dragon Rust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15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rystal_Dragon Crystal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20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zure_Dragon Azure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30000 http://heroes.thelazy.net/wiki/Gold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</text:p>
          </table:table-cell>
          <table:table-cell office:value-type="float" office:value="195" calcext:value-type="float">
            <text:p>1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miliar</text:p>
          </table:table-cell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g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og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nd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rberus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n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rned Demon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t Fiend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t Lor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free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freet Sulta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vi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lex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rch Devi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eleton</text:p>
          </table:table-cell>
          <table:table-cell office:value-type="float" office:value="195" calcext:value-type="float">
            <text:p>1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eleton Warrior</text:p>
          </table:table-cell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ing Dead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mbie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ght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aith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mpire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mpire Lord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ch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wer Lich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 Knigh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ead Knigh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ne Drago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t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host Drago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0:36:23.4950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8:47:19.756095000</meta:creation-date>
    <meta:generator>LibreOffice/5.1.2.2$MacOSX_X86_64 LibreOffice_project/d3bf12ecb743fc0d20e0be0c58ca359301eb705f</meta:generator>
    <dc:date>2016-07-07T19:19:58.160476000</dc:date>
    <meta:editing-duration>P1DT23H39M24S</meta:editing-duration>
    <meta:editing-cycles>16</meta:editing-cycles>
    <meta:document-statistic meta:table-count="1" meta:cell-count="1830" meta:object-count="0"/>
  </office:meta>
</office:document-meta>
</file>